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ype 21: The wooden retrotype</text:p>
      <text:p text:style-name="Standard">RGB</text:p>
      <text:p text:style-name="Standard">R242 <text:s/>G226 <text:s/>B194</text:p>
      <text:p text:style-name="Standard">R133 G104 B76</text:p>
      <text:p text:style-name="Standard">R54 <text:s/>G41 <text:s/>B28</text:p>
      <text:p text:style-name="Standard">R185 <text:s/>G62 <text:s/>B73<text:bookmark text:name="_GoBack"/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orisnik</meta:initial-creator>
    <dc:creator>korisnik</dc:creator>
    <meta:editing-cycles>2</meta:editing-cycles>
    <meta:creation-date>2024-08-20T10:41:00</meta:creation-date>
    <dc:date>2024-08-20T10:41:00</dc:date>
    <meta:editing-duration>P0D</meta:editing-duration>
    <meta:generator>LibreOffice/7.3.7.2$Linux_X86_64 LibreOffice_project/e114eadc50a9ff8d8c8a0567d6da8f454beeb84f</meta:generator>
    <meta:document-statistic meta:table-count="0" meta:image-count="0" meta:object-count="0" meta:page-count="1" meta:paragraph-count="6" meta:word-count="18" meta:character-count="88" meta:non-whitespace-character-count="70"/>
    <meta:user-defined meta:name="AppVersion">15.0000</meta:user-defined>
    <meta:template xlink:type="simple" xlink:actuate="onRequest" xlink:title="Normal.dotm" xlink:href=""/>
  </office:meta>
</office:document-meta>
</file>